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in" fo:margin-bottom="0in" fo:line-height="100%"/>
      <style:text-properties fo:font-weight="bold" style:font-weight-asian="bold"/>
    </style:style>
    <style:style style:name="P4" style:family="paragraph" style:parent-style-name="Standard" style:master-page-name="Standard">
      <style:paragraph-properties fo:margin-top="0in" fo:margin-bottom="0in" fo:line-height="100%" fo:text-align="center" style:justify-single-word="false" style:page-number="auto"/>
    </style:style>
    <style:style style:name="P5" style:family="paragraph" style:parent-style-name="Standard" style:list-style-name="WWNum3">
      <style:paragraph-properties fo:margin-left="0.5in" fo:margin-right="0in" fo:margin-top="0in" fo:margin-bottom="0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0.5in" fo:margin-right="0in" fo:margin-top="0in" fo:margin-bottom="0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list-style-name="WWNum4">
      <style:paragraph-properties fo:margin-left="0.5in" fo:margin-right="0in" fo:margin-top="0in" fo:margin-bottom="0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8" style:family="paragraph" style:parent-style-name="Standard" style:list-style-name="WWNum1">
      <style:paragraph-properties fo:margin-left="0.5in" fo:margin-right="0in" fo:margin-top="0in" fo:margin-bottom="0in" fo:line-height="100%" fo:text-align="start" style:justify-single-word="false" fo:orphans="2" fo:widows="2" fo:text-indent="-0.25in" style:auto-text-indent="false" fo:background-color="#ffffff" fo:padding="0in" fo:border="none">
        <style:background-image/>
      </style:paragraph-properties>
    </style:style>
    <style:style style:name="P9" style:family="paragraph" style:parent-style-name="Standard" style:list-style-name="WWNum2">
      <style:paragraph-properties fo:margin-left="0.5in" fo:margin-right="0in" fo:margin-top="0in" fo:margin-bottom="0in" fo:line-height="100%" fo:text-indent="-0.25in" style:auto-text-indent="false"/>
    </style:style>
    <style:style style:name="P10" style:family="paragraph" style:parent-style-name="Standard">
      <style:paragraph-properties fo:margin-left="0.5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11" style:family="paragraph" style:parent-style-name="Standard">
      <style:paragraph-properties fo:margin-left="0.5in" fo:margin-right="0in" fo:margin-top="0in" fo:margin-bottom="0in" fo:line-height="100%" fo:text-indent="0in" style:auto-text-indent="false"/>
    </style:style>
    <style:style style:name="P12" style:family="paragraph" style:parent-style-name="Standard">
      <style:paragraph-properties fo:margin-left="0.5in" fo:margin-right="0in" fo:margin-top="0in" fo:margin-bottom="0in" fo:line-height="100%" fo:text-indent="0in" style:auto-text-indent="false"/>
      <style:text-properties fo:font-weight="bold" style:font-weight-asian="bold"/>
    </style:style>
    <style:style style:name="P13" style:family="paragraph" style:parent-style-name="Text_20_body">
      <style:paragraph-properties fo:margin-top="0in" fo:margin-bottom="0in" fo:line-height="100%"/>
    </style:style>
    <style:style style:name="P14" style:family="paragraph" style:parent-style-name="Text_20_body">
      <style:paragraph-properties fo:margin-top="0in" fo:margin-bottom="0in" fo:padding="0.0193in" fo:border="0.0008in solid #d9d9e3"/>
    </style:style>
    <style:style style:name="P15" style:family="paragraph" style:parent-style-name="Text_20_body" style:list-style-name="L1">
      <style:paragraph-properties fo:margin-top="0in" fo:margin-bottom="0in" fo:padding="0.0193in" fo:border="0.0008in solid #d9d9e3"/>
    </style:style>
    <style:style style:name="P16" style:family="paragraph" style:parent-style-name="Text_20_body">
      <style:paragraph-properties fo:padding="0.0193in" fo:border="0.0008in solid #d9d9e3"/>
    </style:style>
    <style:style style:name="P17" style:family="paragraph" style:parent-style-name="Text_20_body" style:list-style-name="L1">
      <style:paragraph-properties fo:padding="0.0193in" fo:border="0.0008in solid #d9d9e3"/>
    </style:style>
    <style:style style:name="P18" style:family="paragraph" style:parent-style-name="Text_20_body" style:list-style-name="L2">
      <style:paragraph-properties fo:padding="0.0193in" fo:border="0.0008in solid #d9d9e3"/>
    </style:style>
    <style:style style:name="P19" style:family="paragraph" style:parent-style-name="Text_20_body">
      <style:paragraph-properties fo:margin-left="0.5in" fo:margin-right="0in" fo:margin-top="0in" fo:margin-bottom="0in" fo:line-height="100%" fo:text-indent="0in" style:auto-text-indent="false"/>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Calibri" fo:font-size="11pt" fo:font-style="normal" style:font-name-asian="Calibri1" style:font-size-asian="11pt" style:font-style-asian="normal" style:font-name-complex="Calibri1" style:font-size-complex="11pt"/>
    </style:style>
    <style:style style:name="T4" style:family="text">
      <style:text-properties fo:font-variant="normal" fo:text-transform="none" fo:color="#000000" style:text-line-through-styl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position="0% 100%" style:font-name="Calibri" fo:font-size="11pt" fo:font-style="normal" fo:font-weight="bold" style:font-name-asian="Calibri1" style:font-size-asian="11pt" style:font-style-asian="normal" style:font-weight-asian="bold" style:font-name-complex="Calibri1" style:font-size-complex="11pt"/>
    </style:style>
    <style:style style:name="T6" style:family="text">
      <style:text-properties style:text-underline-style="none" fo:font-weight="bold" style:font-weight-asian="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rew Gonzales</text:span></text:p>
      <text:p text:style-name="P2"><text:span text:style-name="T2">Riverside, CA</text:span></text:p>
      <text:p text:style-name="P2"><text:span text:style-name="T2">951– 202– 8185</text:span></text:p>
      <text:p text:style-name="P2"><text:span text:style-name="T2">dgonz191@ucr.edu</text:span></text:p>
      <text:p text:style-name="P3"/>
      <text:p text:style-name="P1"><text:span text:style-name="T2">QUALIFICATIONS</text:span></text:p>
      <text:list xml:id="list4498731748343484236" text:style-name="WWNum3">
        <text:list-item>
          <text:p text:style-name="P5"><text:span text:style-name="T4">Forklift Certification (40 Hour Training)</text:span></text:p>
        </text:list-item>
        <text:list-item>
          <text:p text:style-name="P5"><text:span text:style-name="T4">OSHA 10 Certification (40 Hour Training)</text:span></text:p>
        </text:list-item>
        <text:list-item>
          <text:p text:style-name="P5"><text:span text:style-name="T4">OSHA 30 Certification (40 Hour Training)</text:span></text:p>
        </text:list-item>
        <text:list-item>
          <text:p text:style-name="P5"><text:span text:style-name="T4">HazWopper Certification (40 Hour Training)</text:span></text:p>
        </text:list-item>
        <text:list-item>
          <text:p text:style-name="P5"><text:span text:style-name="T4">Defensive Training (40 Hour Training)</text:span></text:p>
        </text:list-item>
        <text:list-item>
          <text:p text:style-name="P5"><text:span text:style-name="T4">First Aid &amp; CPR Certified</text:span></text:p>
        </text:list-item>
        <text:list-item>
          <text:p text:style-name="P5"><text:span text:style-name="T4">Logistics Certification</text:span></text:p>
        </text:list-item>
      </text:list>
      <text:p text:style-name="P10"/>
      <text:p text:style-name="P1"><text:span text:style-name="T2">SKILLS</text:span></text:p>
      <text:list xml:id="list4769883075604323665" text:style-name="WWNum1">
        <text:list-item>
          <text:p text:style-name="P6"><text:span text:style-name="T2">Bilingual in Spanish </text:span></text:p>
        </text:list-item>
        <text:list-item>
          <text:p text:style-name="P6"><text:span text:style-name="T2">Familiarity with the expectations of picking, packing, using of forklift, understanding of SLA/UPH 85+</text:span></text:p>
        </text:list-item>
        <text:list-item>
          <text:p text:style-name="P6"><text:span text:style-name="T2">Great customer service skills/sales ability understanding of communication/interpersonal et </text:span></text:p>
        </text:list-item>
        <text:list-item>
          <text:p text:style-name="P6"><text:span text:style-name="T2">Other types of technologies, like microsoft suite, linux, virtualization and inventory checking such as</text:span></text:p>
        </text:list-item>
        <text:list-item>
          <text:p text:style-name="P6"><text:span text:style-name="T2">cycle counting and much more </text:span></text:p>
        </text:list-item>
        <text:list-item>
          <text:p text:style-name="P6"><text:span text:style-name="T2"><text:s/>great understanding of delegation, warehouse expectations, safety and much more </text:span></text:p>
        </text:list-item>
        <text:list-item>
          <text:p text:style-name="P6"><text:span text:style-name="T2">Great analytical skills-debugging, problem shooting, </text:span></text:p>
        </text:list-item>
        <text:list-item>
          <text:p text:style-name="P6"><text:span text:style-name="T2">great leadership skills in teaching me how to do thing and managing them accordingly. </text:span></text:p>
        </text:list-item>
        <text:list-item>
          <text:p text:style-name="P8"><text:span text:style-name="T6">Greater sales and technical understanding </text:span></text:p>
        </text:list-item>
        <text:list-item>
          <text:p text:style-name="P8"><text:span text:style-name="T6">great work ethic, reliable and very consistent </text:span></text:p>
        </text:list-item>
      </text:list>
      <text:p text:style-name="P1"><text:span text:style-name="T2">EDUCATION</text:span></text:p>
      <text:list xml:id="list4884243882225206979" text:style-name="WWNum4">
        <text:list-item>
          <text:p text:style-name="P7"><text:span text:style-name="T4">American Employment Institute | Santa Ana, CA <text:s text:c="23"/><text:tab/><text:tab/><text:tab/> <text:s text:c="5"/>November</text:span><text:span text:style-name="T2"> 2022</text:span></text:p>
        </text:list-item>
        <text:list-item>
          <text:p text:style-name="P7"><text:span text:style-name="T2">Logistics Certification</text:span></text:p>
        </text:list-item>
        <text:list-item>
          <text:p text:style-name="P7"><text:span text:style-name="T2">Martin Luther King Highschool Riverside</text:span><text:span text:style-name="T4">, </text:span><text:span text:style-name="T2">CA</text:span><text:span text:style-name="T4"> <text:s text:c="60"/></text:span><text:span text:style-name="T2"><text:s text:c="2"/>Class of 2015 <text:s/>July</text:span></text:p>
        </text:list-item>
      </text:list>
      <text:p text:style-name="P11"><text:span text:style-name="T2">High School Diploma</text:span></text:p>
      <text:list xml:id="list2380581501123268977" text:style-name="WWNum2">
        <text:list-item>
          <text:p text:style-name="P9"><text:span text:style-name="T2"><text:s/>University of California Riverside(UCR)-(3.81/4.00) <text:s text:c="60"/>Class of <text:s/>2022</text:span></text:p>
        </text:list-item>
        <text:list-item>
          <text:p text:style-name="P9"><text:span text:style-name="T2">Degree In Political Science Minor in Philosophy</text:span></text:p>
        </text:list-item>
        <text:list-item>
          <text:p text:style-name="P9"><text:span text:style-name="T2">Magna Cum laude(Honors) <text:s/>—&gt; Studied full-time for 4 years from 2017-2022</text:span></text:p>
        </text:list-item>
      </text:list>
      <text:p text:style-name="P12"/>
      <text:p text:style-name="P19"><text:span text:style-name="T5">WORK EXPERIENCE Job Title: Landscaper Company: Drew's Landscaping | San Jose, CA Duration: November 2016 – Present—Part time basis: LandScaper </text:span></text:p>
      <text:p text:style-name="P16">Responsibilities:</text:p>
      <text:list xml:id="list1006719139920974898" text:style-name="L1">
        <text:list-item>
          <text:p text:style-name="P15">Collaborating with a team of landscapers to design and maintain outdoor spaces for residential and commercial clients.</text:p>
        </text:list-item>
        <text:list-item>
          <text:p text:style-name="P15">Regularly participating in team meetings to discuss project progress, share updates, and address any challenges or concerns.</text:p>
        </text:list-item>
        <text:list-item>
          <text:p text:style-name="P15">Utilizing various landscaping tools, equipment, and techniques to deliver aesthetically pleasing and functional landscape designs.</text:p>
        </text:list-item>
        <text:list-item>
          <text:p text:style-name="P15">Troubleshooting and resolving any landscaping issues, such as irrigation problems, pest control, and plant health.</text:p>
        </text:list-item>
        <text:list-item>
          <text:p text:style-name="P15">Assisting with the installation of landscape features like patios, walkways, retaining walls, and water features.</text:p>
        </text:list-item>
        <text:list-item>
          <text:p text:style-name="P15">Providing recommendations on plant selection, placement, and care to optimize the visual appeal and health of garden spaces.</text:p>
        </text:list-item>
        <text:list-item>
          <text:p text:style-name="P15"><text:soft-page-break/>Performing routine maintenance tasks, including mowing, pruning, weeding, and applying fertilizers or pesticides as needed.</text:p>
        </text:list-item>
        <text:list-item>
          <text:p text:style-name="P17">Ensuring all work adheres to industry best practices and safety standards.</text:p>
        </text:list-item>
      </text:list>
      <text:p text:style-name="P16">Regenerate response</text:p>
      <text:p text:style-name="P11"><text:span text:style-name="T5"/></text:p>
      <text:p text:style-name="P1"><text:span text:style-name="T2">Job Title <text:s/>HOT TOPIC PICKER/Package Specialist</text:span></text:p>
      <text:p text:style-name="P1"><text:span text:style-name="T2">Hot Topic|Moreno Valley, CA<text:tab/><text:tab/><text:tab/><text:tab/><text:tab/><text:tab/><text:tab/> <text:s text:c="9"/>MARCH 2022– OCTOBER 2022</text:span></text:p>
      <text:list xml:id="list37700499" text:continue-list="list4884243882225206979" text:style-name="WWNum4">
        <text:list-item>
          <text:p text:style-name="P7">As a picker my main role was to cross check orders for customers and then pick them from various bins that were categorically organized A-202-A303 and into the B sections. Effectively, my responsibility involves tracking these orders, using an RF gun, scanning these orders into the system and meeting a high productivity capacity in picking that is profitable. This pick range is typically 85+. On average I typically averaged a UPH rate of 90+ per hour and regularly did this. Also, I assisted in the managing package-support, filling, 18 wheels with product, keeping floors clean etc. I also am familiar with warehouse database systems and how they keep track of bar codes. I also understand SLA customer expectation time and other time of management lingo that was used to describe profitability at hot topic. Such terminology is known as SLA, UPH, SLH, and cents relative to budget amounts that defined profitability for Hot topic. </text:p>
        </text:list-item>
        <text:list-item>
          <text:p text:style-name="P7"><text:span text:style-name="T4">Job description #2</text:span><text:span text:style-name="T2"> Warehouse BOX MAKER: </text:span><text:s/>In this role I just made sure boxes were regularly made for the other packers. This means they always had a surplus of boxes to where they could shipping out more and more product without delays. I probably made in excess of 10,000 boxes.</text:p>
        </text:list-item>
      </text:list>
      <text:p text:style-name="P13"><text:span text:style-name="T2">Material Inspector at Dayton Superior | Riverside, CA | September 2021 - January 2022 </text:span></text:p>
      <text:p text:style-name="P16">Over my 6-month tenure as a Material Inspector at Dayton Superior, a leading provider of specialized products and services for the non-residential concrete construction industry, I played a key role in ensuring the quality and compliance of incoming materials. My responsibilities included:</text:p>
      <text:list xml:id="list535363055488770786" text:style-name="L2">
        <text:list-item>
          <text:p text:style-name="P18">Thoroughly inspecting materials: Conducting visual and measurement-based inspections of incoming materials and components to guarantee they met company quality standards and specifications.</text:p>
        </text:list-item>
        <text:list-item>
          <text:p text:style-name="P18">Maintaining accurate documentation: Keeping detailed records of inspection results, discrepancies, and other relevant information to ensure proper traceability and compliance with company policies and regulatory requirements.</text:p>
        </text:list-item>
        <text:list-item>
          <text:p text:style-name="P18">Collaborating with suppliers and internal teams: Working closely with suppliers to address quality issues, as well as coordinating with cross-functional teams, such as production, engineering, and quality control, to resolve material-related issues.</text:p>
        </text:list-item>
        <text:list-item>
          <text:p text:style-name="P18">Conducting audits and participating in continuous improvement initiatives: Actively participating in internal and external audits to verify the effectiveness of the quality management system and compliance with industry standards. I also contributed to continuous improvement initiatives aimed at enhancing overall operational efficiency and product quality.</text:p>
        </text:list-item>
        <text:list-item>
          <text:p text:style-name="P18">Managing inspection equipment and staying current on industry standards: Ensuring that inspection tools and equipment were properly maintained and calibrated while staying up-to-date on relevant industry standards, best practices, and regulatory requirements.</text:p>
        </text:list-item>
      </text:list>
      <text:p text:style-name="P16">Through my diligent efforts in inspection, collaboration, and continuous improvement, I contributed to the company's operational efficiency and product quality during my tenure at Dayton Superior.</text:p>
      <text:p text:style-name="P14"/>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asian="Noto Sans Symbols1" style:font-name-complex="Noto Sans Symbols1"/>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6in" fo:margin-right="0.6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17T21:47:00</meta:creation-date>
    <meta:initial-creator>Carmen Vazquez</meta:initial-creator>
    <dc:date>2023-05-03T17:46:52.13</dc:date>
    <dc:creator>Drew Gonzales</dc:creator>
    <meta:generator>OpenOffice/4.1.13$Win32 OpenOffice.org_project/4113m1$Build-9810</meta:generator>
    <meta:document-statistic meta:table-count="0" meta:image-count="0" meta:object-count="0" meta:page-count="2" meta:paragraph-count="54" meta:word-count="821" meta:character-count="5817"/>
    <meta:editing-duration>PT13M14S</meta:editing-duration>
    <meta:editing-cycles>1</meta:editing-cycles>
  </office:meta>
</office:document-meta>
</file>